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</style:style>
    <style:style style:name="T383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QQ450872885BR</text:p>
        </text:list-item>
        <text:list-item>
          <text:p text:style-name="P305">AK252791322BR</text:p>
        </text:list-item>
        <text:list-item>
          <text:p text:style-name="P306">AA212258146BR</text:p>
        </text:list-item>
        <text:list-item>
          <text:p text:style-name="P307">AK252968603BR</text:p>
        </text:list-item>
        <text:list-item>
          <text:p text:style-name="P308">AK251318059BR</text:p>
        </text:list-item>
        <text:list-item>
          <text:p text:style-name="P309">AA211680636BR</text:p>
        </text:list-item>
        <text:list-item>
          <text:p text:style-name="P310">QQ450873143BR</text:p>
        </text:list-item>
        <text:list-item>
          <text:p text:style-name="P311">QQ450873157BR</text:p>
        </text:list-item>
        <text:list-item>
          <text:p text:style-name="P312">QQ450873015BR</text:p>
        </text:list-item>
        <text:list-item>
          <text:p text:style-name="P313">QQ450873109BR</text:p>
        </text:list-item>
        <text:list-item>
          <text:p text:style-name="P314">QQ450873126BR</text:p>
        </text:list-item>
        <text:list-item>
          <text:p text:style-name="P315">AA212344468BR</text:p>
        </text:list-item>
        <text:list-item>
          <text:p text:style-name="P316">AK252247566BR</text:p>
        </text:list-item>
        <text:list-item>
          <text:p text:style-name="P317">AK253053663BR</text:p>
        </text:list-item>
        <text:list-item>
          <text:p text:style-name="P318">AA210788375BR</text:p>
        </text:list-item>
        <text:list-item>
          <text:p text:style-name="P319">AK252347140BR</text:p>
        </text:list-item>
        <text:list-item>
          <text:p text:style-name="P320">AK251672765BR</text:p>
        </text:list-item>
        <text:list-item>
          <text:p text:style-name="P321">AA211718155BR</text:p>
        </text:list-item>
        <text:list-item>
          <text:p text:style-name="P322">AK252516722BR</text:p>
        </text:list-item>
        <text:list-item>
          <text:p text:style-name="P323">QQ450873038BR</text:p>
        </text:list-item>
        <text:list-item>
          <text:p text:style-name="P324">AA212685113BR</text:p>
        </text:list-item>
        <text:list-item>
          <text:p text:style-name="P325">AK252411846BR</text:p>
        </text:list-item>
        <text:list-item>
          <text:p text:style-name="P326">AK254256089BR</text:p>
        </text:list-item>
        <text:list-item>
          <text:p text:style-name="P327">AA211551441BR</text:p>
        </text:list-item>
        <text:list-item>
          <text:p text:style-name="P328">AK252448205BR</text:p>
        </text:list-item>
        <text:list-item>
          <text:p text:style-name="P329">AK254235897BR</text:p>
        </text:list-item>
        <text:list-item>
          <text:p text:style-name="P330">AA212635899BR</text:p>
        </text:list-item>
        <text:list-item>
          <text:p text:style-name="P331">AK252192947BR</text:p>
        </text:list-item>
        <text:list-item>
          <text:p text:style-name="P332">QQ450872956BR</text:p>
        </text:list-item>
        <text:list-item>
          <text:p text:style-name="P333">QQ450873191BR</text:p>
        </text:list-item>
        <text:list-item>
          <text:p text:style-name="P334">QQ450873130BR</text:p>
        </text:list-item>
        <text:list-item>
          <text:p text:style-name="P335">AK252218542BR</text:p>
        </text:list-item>
        <text:list-item>
          <text:p text:style-name="P336">AA211829955BR</text:p>
        </text:list-item>
        <text:list-item>
          <text:p text:style-name="P337">QQ450872973BR</text:p>
        </text:list-item>
        <text:list-item>
          <text:p text:style-name="P338">QQ450873112BR</text:p>
        </text:list-item>
        <text:list-item>
          <text:p text:style-name="P339">AK251310727BR</text:p>
        </text:list-item>
        <text:list-item>
          <text:p text:style-name="P340">AA211133961BR</text:p>
        </text:list-item>
        <text:list-item>
          <text:p text:style-name="P341">AA213480765BR</text:p>
        </text:list-item>
        <text:list-item>
          <text:p text:style-name="P342">AK253344207BR</text:p>
        </text:list-item>
        <text:list-item>
          <text:p text:style-name="P343">AK252562157BR</text:p>
        </text:list-item>
        <text:list-item>
          <text:p text:style-name="P344">AA211273685BR</text:p>
        </text:list-item>
        <text:list-item>
          <text:p text:style-name="P345">AK252713855BR</text:p>
        </text:list-item>
        <text:list-item>
          <text:p text:style-name="P346">AK251284338BR</text:p>
        </text:list-item>
        <text:list-item>
          <text:p text:style-name="P347">AK252066714BR</text:p>
        </text:list-item>
        <text:list-item>
          <text:p text:style-name="P348">AK253813072BR</text:p>
        </text:list-item>
        <text:list-item>
          <text:p text:style-name="P349">AA212963421BR</text:p>
        </text:list-item>
        <text:list-item>
          <text:p text:style-name="P350">AK252547251BR</text:p>
        </text:list-item>
        <text:list-item>
          <text:p text:style-name="P351">AK253881775BR</text:p>
        </text:list-item>
        <text:list-item>
          <text:p text:style-name="P352">QQ450872960BR</text:p>
        </text:list-item>
        <text:list-item>
          <text:p text:style-name="P353">AK252645775BR</text:p>
        </text:list-item>
        <text:list-item>
          <text:p text:style-name="P354">AK251244775BR</text:p>
        </text:list-item>
        <text:list-item>
          <text:p text:style-name="P355">QQ450873174BR</text:p>
        </text:list-item>
        <text:list-item>
          <text:p text:style-name="P356">AA213018411BR</text:p>
        </text:list-item>
        <text:list-item>
          <text:p text:style-name="P357">AK253636868BR</text:p>
        </text:list-item>
        <text:list-item>
          <text:p text:style-name="P358">AK254118842BR</text:p>
        </text:list-item>
        <text:list-item>
          <text:p text:style-name="P359">AK253940059BR</text:p>
        </text:list-item>
        <text:list-item>
          <text:p text:style-name="P360">AK252954445BR</text:p>
        </text:list-item>
        <text:list-item>
          <text:p text:style-name="P361">AK253881801BR</text:p>
        </text:list-item>
        <text:list-item>
          <text:p text:style-name="P362">AA212156164BR</text:p>
        </text:list-item>
        <text:list-item>
          <text:p text:style-name="P363">AK252395689BR</text:p>
        </text:list-item>
        <text:list-item>
          <text:p text:style-name="P364">AA211587239BR</text:p>
        </text:list-item>
        <text:list-item>
          <text:p text:style-name="P365">AK253448224BR</text:p>
        </text:list-item>
        <text:list-item>
          <text:p text:style-name="P366">AK251339133BR</text:p>
        </text:list-item>
        <text:list-item>
          <text:p text:style-name="P367">AK252355044BR</text:p>
        </text:list-item>
        <text:list-item>
          <text:p text:style-name="P368">AK252278475BR</text:p>
        </text:list-item>
        <text:list-item>
          <text:p text:style-name="P369">AK252834120BR</text:p>
        </text:list-item>
        <text:list-item>
          <text:p text:style-name="P370">AK252723662BR</text:p>
        </text:list-item>
        <text:list-item>
          <text:p text:style-name="P371">AA212288253BR</text:p>
        </text:list-item>
        <text:list-item>
          <text:p text:style-name="P372">AK252354640BR</text:p>
        </text:list-item>
        <text:list-item>
          <text:p text:style-name="P373">AK252603982BR</text:p>
        </text:list-item>
        <text:list-item>
          <text:p text:style-name="P374">AA211292058BR</text:p>
        </text:list-item>
        <text:list-item>
          <text:p text:style-name="P375">AA212287346BR</text:p>
        </text:list-item>
        <text:list-item>
          <text:p text:style-name="P376">AA213136206BR</text:p>
        </text:list-item>
        <text:list-item>
          <text:p text:style-name="P377">AK251398750BR</text:p>
        </text:list-item>
        <text:list-item>
          <text:p text:style-name="P378">AA211135962BR</text:p>
        </text:list-item>
        <text:list-item>
          <text:p text:style-name="P379">AK251796527BR</text:p>
        </text:list-item>
        <text:list-item>
          <text:p text:style-name="P380">QQ450872899BR</text:p>
        </text:list-item>
        <text:list-item>
          <text:p text:style-name="P381">AK254237385BR</text:p>
        </text:list-item>
        <text:list-item>
          <text:p text:style-name="P382"><text:span text:style-name="T383">AK252868675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79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6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6T20:53:00Z</meta:creation-date>
    <dc:date>2024-07-26T20:53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172" meta:character-count="1104" meta:row-count="7" meta:non-whitespace-character-count="934"/>
  </office:meta>
</office:document-meta>
</file>